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edb" officeooo:paragraph-rsid="00026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mer Faruk Genç</text:p>
      <text:p text:style-name="P1">Bilgisayar Mühendisi</text:p>
      <text:p text:style-name="P1">Facebook-Twitter @omerfarukgenc34</text:p>
      <text:p text:style-name="P1">Instagram &gt; @omerfarukgnc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1:17:31.906266549</meta:creation-date>
    <dc:date>2017-04-21T01:18:22.674645397</dc:date>
    <meta:editing-duration>PT53S</meta:editing-duration>
    <meta:editing-cycles>1</meta:editing-cycles>
    <meta:document-statistic meta:table-count="0" meta:image-count="0" meta:object-count="0" meta:page-count="1" meta:paragraph-count="4" meta:word-count="10" meta:character-count="95" meta:non-whitespace-character-count="89"/>
    <meta:generator>LibreOffice/5.1.6.2$Linux_X86_64 LibreOffice_project/10m0$Build-2</meta:generator>
  </office:meta>
</office:document-meta>
</file>